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Park Avenue" svg:font-family="'Park Aven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Park Avenue" fo:font-size="28pt" fo:font-weight="bold" style:font-size-asian="28pt" style:font-weight-asian="bold" style:font-size-complex="2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viv (Spring)</text:p>
      <text:p text:style-name="P1">8 signed limited edition prints from Israel</text:p>
      <text:p text:style-name="P1">by Bezalel-Levy</text:p>
      <text:p text:style-name="P1"/>
      <text:p text:style-name="P1">Aviv (Spring)</text:p>
      <text:p text:style-name="P1">8 signed limited edition prints from Israel</text:p>
      <text:p text:style-name="P1">by Bezalel-Levy</text:p>
      <text:p text:style-name="P1"/>
      <text:p text:style-name="P1">Touching on Place</text:p>
      <text:p text:style-name="P1">8 signed limited edition prints from Israel</text:p>
      <text:p text:style-name="P1">by Bezalel-Levy</text:p>
      <text:p text:style-name="P1"/>
      <text:p text:style-name="P1">Touching on Place</text:p>
      <text:p text:style-name="P1">8 signed limited edition prints from Israel</text:p>
      <text:p text:style-name="P1">by Bezalel-Lev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Park Avenue" svg:font-family="'Park Avenu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im Bezalel</meta:initial-creator>
    <meta:creation-date>2021-06-10T16:06:51.87</meta:creation-date>
    <meta:printed-by>Chaim Bezalel</meta:printed-by>
    <meta:print-date>2021-06-10T16:10:53.43</meta:print-date>
    <meta:document-statistic meta:table-count="0" meta:image-count="0" meta:object-count="0" meta:page-count="1" meta:paragraph-count="12" meta:word-count="46" meta:character-count="292"/>
    <dc:date>2021-06-10T16:24:23.20</dc:date>
    <dc:creator>Chaim Bezalel</dc:creator>
    <meta:editing-duration>PT2M21S</meta:editing-duration>
    <meta:editing-cycles>1</meta:editing-cycles>
    <meta:generator>OpenOffice/4.1.5$Win32 OpenOffice.org_project/415m1$Build-9789</meta:generator>
  </office:meta>
</office:document-meta>
</file>